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7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0.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Liberation Serif" fo:font-size="11pt" fo:font-weight="normal" style:font-name-asian="DejaVu Sans" style:font-size-asian="11pt" style:font-weight-asian="normal" style:font-name-complex="Noto Sans Arabic" style:font-size-complex="11pt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Liberation Serif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table:style-name="ce4" office:value-type="string" calcext:value-type="string">
            <text:p>Nom de la licence</text:p>
          </table:table-cell>
          <table:table-cell table:style-name="ce4" office:value-type="string" calcext:value-type="string">
            <text:p>Lieu</text:p>
          </table:table-cell>
          <table:table-cell table:style-name="ce4" office:value-type="string" calcext:value-type="string">
            <text:p>Nom des cours concerné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icence professionnelle  "Métiers de l'information : archives, médiation et patrimoine"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Humanités numériques ; Gestion et traitement informatisé de l’information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Licence professionnelle mention Protection et valorisation du patrimoine historique et culturel, parcours "Archives et patrimoines industriels, culturels et administratifs"</text:p>
          </table:table-cell>
          <table:table-cell office:value-type="string" calcext:value-type="string">
            <text:p>Dijon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Licence professionnelle "Métiers de l'information : Archives, médiation et patrimoine", parcours Gestion et édition de fonds photographiques et audiovisuels</text:p>
          </table:table-cell>
          <table:table-cell office:value-type="string" calcext:value-type="string">
            <text:p>Lille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Licence professionnelle "Métiers du livre : documentation et bibliothèques" parcours Management des systèmes d'information archivistiques</text:p>
          </table:table-cell>
          <table:table-cell office:value-type="string" calcext:value-type="string">
            <text:p>Lill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Licence professionnelle "Métiers de l'information : archives, médiation et patrimoine", parcours "Archives orales et audiovisuelles"</text:p>
          </table:table-cell>
          <table:table-cell office:value-type="string" calcext:value-type="string">
            <text:p>CNAM-INTD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Master Histoire - Parcours Archives, bibliothèques, humanités numériques</text:p>
            <text:p/>
          </table:table-cell>
          <table:table-cell office:value-type="string" calcext:value-type="string">
            <text:p>Aix-Marseille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Master Histoire, civilisations, patrimoine métiers des archives et technologies appliquées</text:p>
          </table:table-cell>
          <table:table-cell office:value-type="string" calcext:value-type="string">
            <text:p>Amie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ster Archives</text:p>
          </table:table-cell>
          <table:table-cell office:value-type="string" calcext:value-type="string">
            <text:p>Anger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ster Histoire, parcours "Archives des XXe et XXIe siècles européens"</text:p>
          </table:table-cell>
          <table:table-cell office:value-type="string" calcext:value-type="string">
            <text:p>Dij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ter Histoire Parcours Archives</text:p>
            <text:p/>
          </table:table-cell>
          <table:table-cell office:value-type="string" calcext:value-type="string">
            <text:p>Lil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ster Archives</text:p>
          </table:table-cell>
          <table:table-cell office:value-type="string" calcext:value-type="string">
            <text:p>Lyon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Master Histoire, civilisations et patrimoine parcours Gestion contemporaine des archives</text:p>
          </table:table-cell>
          <table:table-cell office:value-type="string" calcext:value-type="string">
            <text:p>Mulhou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ster Archives</text:p>
          </table:table-cell>
          <table:table-cell office:value-type="string" calcext:value-type="string">
            <text:p>Paris VIII</text:p>
          </table:table-cell>
          <table:table-cell office:value-type="string" calcext:value-type="string">
            <text:p>Gestion de donné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 Archives (Technologies numériques appliquées à l’histoire)</text:p>
            <text:p/>
          </table:table-cell>
          <table:table-cell office:value-type="string" calcext:value-type="string">
            <text:p>Paris (PSL)</text:p>
          </table:table-cell>
          <table:table-cell table:style-name="ce3" office:value-type="string" calcext:value-type="string">
            <text:p>Traitement de la donnée (modélisation de bases de données, web sémantique, langages de requête : SQL, XQuery et SPARQL, traitement des données, datavisualisa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 Information, documentation | parcours Valorisation numérique du patrimoine : archives et images (VALARI) </text:p>
            <text:p/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Informatique 1 </text:p>
            <text:p/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Master Gestion des archives et de l'archivage (GDAA)</text:p>
          </table:table-cell>
          <table:table-cell office:value-type="string" calcext:value-type="string">
            <text:p>Paris-Saclay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Diplôme d'Université Archives et métiers des archives</text:p>
          </table:table-cell>
          <table:table-cell office:value-type="string" calcext:value-type="string">
            <text:p>Poitier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École nationale des Chartes (Diplôme d’archiviste paléographe)</text:p>
          </table:table-cell>
          <table:table-cell office:value-type="string" calcext:value-type="string">
            <text:p>P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itut national du patrimoine (concours de conservateur du patrimoine, spécialité archives)</text:p>
          </table:table-cell>
          <table:table-cell office:value-type="string" calcext:value-type="string">
            <text:p>INP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Master histoire – Patrimoines et cultures numeriques</text:p>
          </table:table-cell>
          <table:table-cell office:value-type="string" calcext:value-type="string">
            <text:p>Avignon</text:p>
          </table:table-cell>
          <table:table-cell table:style-name="ce3" office:value-type="string" calcext:value-type="string">
            <text:p>Bases de données et structuration de donné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 Information, documentation | parcours Ingénierie de l'Information Numérique (I2N) </text:p>
            <text:p/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Informatique 1 ; Bases de données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Master Histoire parcours Histoire et métiers de l'image et du son</text:p>
          </table:table-cell>
          <table:table-cell office:value-type="string" calcext:value-type="string">
            <text:p>Créteil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Master Histoire Parcours Métiers du patrimoine : archives et musées </text:p>
          </table:table-cell>
          <table:table-cell office:value-type="string" calcext:value-type="string">
            <text:p>Caen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Master Gestion de l’Information et des Documents pour l’Entreprise (GIDE)</text:p>
          </table:table-cell>
          <table:table-cell office:value-type="string" calcext:value-type="string">
            <text:p>Lille</text:p>
          </table:table-cell>
          <table:table-cell table:style-name="ce3" office:value-type="string" calcext:value-type="string">
            <text:p>Information numérique structurée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Master 2 Sciences de l'information et des bibliothèques - parcours "Archives numériques"</text:p>
          </table:table-cell>
          <table:table-cell office:value-type="string" calcext:value-type="string">
            <text:p>Lyon</text:p>
          </table:table-cell>
          <table:table-cell table:number-columns-repeated="1638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00:13:34.7517923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0:52:21.475309713</meta:creation-date>
    <dc:date>2025-09-09T00:13:59.388749570</dc:date>
    <meta:editing-duration>PT1H26M31S</meta:editing-duration>
    <meta:editing-cycles>9</meta:editing-cycles>
    <meta:generator>LibreOffice/24.2.7.2$Linux_X86_64 LibreOffice_project/420$Build-2</meta:generator>
    <meta:document-statistic meta:table-count="1" meta:cell-count="60" meta:object-count="0"/>
  </office:meta>
</office:document-meta>
</file>